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rsid="008c86ce" officeooo:paragraph-rsid="008c86c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Times New Roman" fo:font-size="11pt" style:text-underline-style="none" fo:font-weight="normal" officeooo:rsid="00994f40" officeooo:paragraph-rsid="00994f40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Times New Roman" fo:font-size="11pt" style:text-underline-style="none" fo:font-weight="bold" officeooo:rsid="00994f40" officeooo:paragraph-rsid="00994f40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Times New Roman" officeooo:paragraph-rsid="006fdae1"/>
    </style:style>
    <style:style style:name="P3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5" style:family="paragraph" style:parent-style-name="Standard">
      <style:text-properties style:font-name="Times New Roman" fo:font-weight="bold" style:font-weight-asian="bold" style:font-weight-complex="bold"/>
    </style:style>
    <style:style style:name="P36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7" style:family="paragraph" style:parent-style-name="Standard">
      <style:text-properties officeooo:rsid="009738b8" officeooo:paragraph-rsid="009738b8"/>
    </style:style>
    <style:style style:name="P3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JetBrains Mono NL"/>
    </style:style>
    <style:style style:name="T3" style:family="text">
      <style:text-properties fo:color="#000000" loext:opacity="100%" style:font-name="JetBrains Mono NL" fo:font-style="italic" style:font-style-asian="italic"/>
    </style:style>
    <style:style style:name="T4" style:family="text">
      <style:text-properties fo:color="#000000" loext:opacity="100%" style:font-name="JetBrains Mono NL" fo:font-style="italic" officeooo:rsid="006c0b47" style:font-style-asian="italic" style:font-style-complex="italic"/>
    </style:style>
    <style:style style:name="T5" style:family="text">
      <style:text-properties fo:color="#000000" loext:opacity="100%" style:font-name="JetBrains Mono NL" officeooo:rsid="006c0b47"/>
    </style:style>
    <style:style style:name="T6" style:family="text">
      <style:text-properties fo:color="#000000" loext:opacity="100%" fo:font-style="italic" style:font-style-asian="italic"/>
    </style:style>
    <style:style style:name="T7" style:family="text">
      <style:text-properties fo:color="#000000" loext:opacity="100%" fo:font-style="italic" officeooo:rsid="006c0b47" style:font-style-asian="italic" style:font-style-complex="italic"/>
    </style:style>
    <style:style style:name="T8" style:family="text">
      <style:text-properties fo:color="#000000" loext:opacity="100%" officeooo:rsid="006c0b47"/>
    </style:style>
    <style:style style:name="T9" style:family="text">
      <style:text-properties fo:color="#000000" loext:opacity="100%" style:font-name="Liberation Serif"/>
    </style:style>
    <style:style style:name="T10" style:family="text">
      <style:text-properties fo:color="#000000" loext:opacity="100%" style:font-name="Liberation Serif" fo:font-style="italic" style:font-style-asian="italic"/>
    </style:style>
    <style:style style:name="T11" style:family="text">
      <style:text-properties fo:color="#000000" loext:opacity="100%" style:font-name="Liberation Serif" fo:font-style="italic" officeooo:rsid="006c0b47" style:font-style-asian="italic" style:font-style-complex="italic"/>
    </style:style>
    <style:style style:name="T12" style:family="text">
      <style:text-properties fo:color="#000000" loext:opacity="100%" style:font-name="Liberation Serif" officeooo:rsid="006c0b47"/>
    </style:style>
    <style:style style:name="T13" style:family="text">
      <style:text-properties fo:color="#000000" loext:opacity="100%" style:font-name="Arial"/>
    </style:style>
    <style:style style:name="T14" style:family="text">
      <style:text-properties fo:color="#000000" loext:opacity="100%" style:font-name="Arial" fo:font-style="italic" style:font-style-asian="italic"/>
    </style:style>
    <style:style style:name="T15" style:family="text">
      <style:text-properties fo:color="#000000" loext:opacity="100%" style:font-name="Arial" fo:font-style="italic" officeooo:rsid="006c0b47" style:font-style-asian="italic" style:font-style-complex="italic"/>
    </style:style>
    <style:style style:name="T16" style:family="text">
      <style:text-properties fo:color="#000000" loext:opacity="100%" style:font-name="Arial" officeooo:rsid="006c0b47"/>
    </style:style>
    <style:style style:name="T17" style:family="text">
      <style:text-properties fo:color="#000000" loext:opacity="100%" style:font-name="Times New Roman"/>
    </style:style>
    <style:style style:name="T18" style:family="text">
      <style:text-properties fo:color="#000000" loext:opacity="100%" style:font-name="Times New Roman" fo:font-style="italic" style:font-style-asian="italic"/>
    </style:style>
    <style:style style:name="T19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20" style:family="text">
      <style:text-properties fo:color="#000000" loext:opacity="100%" style:font-name="Times New Roman" officeooo:rsid="006c0b4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9fcdf" style:font-weight-asian="bold" style:font-weight-complex="bold"/>
    </style:style>
    <style:style style:name="T23" style:family="text">
      <style:text-properties fo:font-weight="bold" officeooo:rsid="005a3f47" style:font-weight-asian="bold" style:font-weight-complex="bold"/>
    </style:style>
    <style:style style:name="T24" style:family="text">
      <style:text-properties fo:font-weight="bold" officeooo:rsid="00625f04" style:font-weight-asian="bold" style:font-weight-complex="bold"/>
    </style:style>
    <style:style style:name="T25" style:family="text">
      <style:text-properties fo:font-weight="bold" officeooo:rsid="0083892a" style:font-weight-asian="bold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9fcdf" style:font-weight-asian="normal" style:font-weight-complex="normal"/>
    </style:style>
    <style:style style:name="T30" style:family="text">
      <style:text-properties fo:font-weight="normal" officeooo:rsid="004b5174" style:font-weight-asian="normal" style:font-weight-complex="normal"/>
    </style:style>
    <style:style style:name="T31" style:family="text">
      <style:text-properties fo:font-weight="normal" officeooo:rsid="00625f04" style:font-weight-asian="normal" style:font-weight-complex="normal"/>
    </style:style>
    <style:style style:name="T32" style:family="text">
      <style:text-properties fo:font-weight="normal" officeooo:rsid="006fd70a" style:font-weight-asian="normal" style:font-weight-complex="normal"/>
    </style:style>
    <style:style style:name="T33" style:family="text">
      <style:text-properties fo:font-weight="normal" officeooo:rsid="0083892a" style:font-weight-asian="normal" style:font-weight-complex="normal"/>
    </style:style>
    <style:style style:name="T34" style:family="text">
      <style:text-properties fo:font-weight="normal" officeooo:rsid="009a64a7" style:font-weight-asian="normal" style:font-weight-complex="normal"/>
    </style:style>
    <style:style style:name="T35" style:family="text">
      <style:text-properties fo:font-weight="normal" officeooo:rsid="009b2604" style:font-weight-asian="normal" style:font-weight-complex="normal"/>
    </style:style>
    <style:style style:name="T36" style:family="text">
      <style:text-properties officeooo:rsid="005a3f47"/>
    </style:style>
    <style:style style:name="T37" style:family="text">
      <style:text-properties officeooo:rsid="006fdae1"/>
    </style:style>
    <style:style style:name="T38" style:family="text">
      <style:text-properties officeooo:rsid="007aa92b"/>
    </style:style>
    <style:style style:name="T39" style:family="text">
      <style:text-properties fo:color="#000080" loext:opacity="100%" style:font-name="JetBrains Mono NL" style:text-underline-style="solid" style:text-underline-width="auto" style:text-underline-color="font-color"/>
    </style:style>
    <style:style style:name="T40" style:family="text">
      <style:text-properties fo:color="#000080" loext:opacity="100%" style:text-underline-style="solid" style:text-underline-width="auto" style:text-underline-color="font-color"/>
    </style:style>
    <style:style style:name="T41" style:family="text">
      <style:text-properties fo:color="#000080" loext:opacity="100%" style:font-name="Liberation Serif" style:text-underline-style="solid" style:text-underline-width="auto" style:text-underline-color="font-color"/>
    </style:style>
    <style:style style:name="T42" style:family="text">
      <style:text-properties fo:color="#000080" loext:opacity="100%" style:font-name="Arial" style:text-underline-style="solid" style:text-underline-width="auto" style:text-underline-color="font-color"/>
    </style:style>
    <style:style style:name="T43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44" style:family="text">
      <style:text-properties officeooo:rsid="007f114f"/>
    </style:style>
    <style:style style:name="T45" style:family="text">
      <style:text-properties officeooo:rsid="008c86ce"/>
    </style:style>
    <style:style style:name="T46" style:family="text">
      <style:text-properties style:font-name="JetBrains Mono NL"/>
    </style:style>
    <style:style style:name="T47" style:family="text">
      <style:text-properties style:font-name="JetBrains Mono NL" officeooo:rsid="001689ce"/>
    </style:style>
    <style:style style:name="T48" style:family="text">
      <style:text-properties style:font-name="JetBrains Mono NL" officeooo:rsid="0089894f"/>
    </style:style>
    <style:style style:name="T49" style:family="text">
      <style:text-properties style:font-name="JetBrains Mono NL" officeooo:rsid="006f7618"/>
    </style:style>
    <style:style style:name="T50" style:family="text">
      <style:text-properties style:font-name="JetBrains Mono NL" fo:font-size="11pt" style:font-size-asian="11pt" style:font-size-complex="11pt"/>
    </style:style>
    <style:style style:name="T51" style:family="text">
      <style:text-properties style:font-name="JetBrains Mono NL" fo:font-size="11pt" officeooo:rsid="0049fcdf" style:font-size-asian="11pt" style:font-size-complex="11pt"/>
    </style:style>
    <style:style style:name="T52" style:family="text">
      <style:text-properties style:font-name="JetBrains Mono NL" fo:font-size="11pt" officeooo:rsid="0083892a" style:font-size-asian="11pt" style:font-size-complex="11pt"/>
    </style:style>
    <style:style style:name="T53" style:family="text">
      <style:text-properties style:font-name="JetBrains Mono NL" fo:font-size="11pt" officeooo:rsid="00909b50" style:font-size-asian="11pt" style:font-size-complex="11pt"/>
    </style:style>
    <style:style style:name="T54" style:family="text">
      <style:text-properties style:font-name="JetBrains Mono NL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5" style:family="text">
      <style:text-properties style:font-name="JetBrains Mono NL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6" style:family="text">
      <style:text-properties style:font-name="JetBrains Mono NL" officeooo:rsid="00909b50"/>
    </style:style>
    <style:style style:name="T57" style:family="text">
      <style:text-properties style:font-name="JetBrains Mono NL" officeooo:rsid="0092924d"/>
    </style:style>
    <style:style style:name="T58" style:family="text">
      <style:text-properties style:font-name="JetBrains Mono NL" officeooo:rsid="0012cc8b"/>
    </style:style>
    <style:style style:name="T59" style:family="text">
      <style:text-properties officeooo:rsid="00909b50"/>
    </style:style>
    <style:style style:name="T60" style:family="text">
      <style:text-properties style:text-position="super 58%"/>
    </style:style>
    <style:style style:name="T61" style:family="text">
      <style:text-properties officeooo:rsid="0094543a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fo:font-size="11pt" officeooo:rsid="0049fcdf" style:font-size-asian="11pt" style:font-size-complex="11pt"/>
    </style:style>
    <style:style style:name="T64" style:family="text">
      <style:text-properties fo:font-size="11pt" officeooo:rsid="0083892a" style:font-size-asian="11pt" style:font-size-complex="11pt"/>
    </style:style>
    <style:style style:name="T65" style:family="text">
      <style:text-properties fo:font-size="11pt" officeooo:rsid="00909b50" style:font-size-asian="11pt" style:font-size-complex="11pt"/>
    </style:style>
    <style:style style:name="T66" style:family="text">
      <style:text-properties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7" style:family="text">
      <style:text-properties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8" style:family="text">
      <style:text-properties officeooo:rsid="00966ad6"/>
    </style:style>
    <style:style style:name="T69" style:family="text">
      <style:text-properties officeooo:rsid="0089894f"/>
    </style:style>
    <style:style style:name="T70" style:family="text">
      <style:text-properties officeooo:rsid="006f7618"/>
    </style:style>
    <style:style style:name="T71" style:family="text">
      <style:text-properties officeooo:rsid="0092924d"/>
    </style:style>
    <style:style style:name="T72" style:family="text">
      <style:text-properties officeooo:rsid="0012cc8b"/>
    </style:style>
    <style:style style:name="T73" style:family="text">
      <style:text-properties officeooo:rsid="001689ce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officeooo:rsid="0089894f"/>
    </style:style>
    <style:style style:name="T76" style:family="text">
      <style:text-properties style:font-name="Liberation Serif" officeooo:rsid="006f7618"/>
    </style:style>
    <style:style style:name="T77" style:family="text">
      <style:text-properties style:font-name="Liberation Serif" fo:font-size="11pt" style:font-size-asian="11pt" style:font-size-complex="11pt"/>
    </style:style>
    <style:style style:name="T78" style:family="text">
      <style:text-properties style:font-name="Liberation Serif" fo:font-size="11pt" officeooo:rsid="0049fcdf" style:font-size-asian="11pt" style:font-size-complex="11pt"/>
    </style:style>
    <style:style style:name="T79" style:family="text">
      <style:text-properties style:font-name="Liberation Serif" fo:font-size="11pt" officeooo:rsid="0083892a" style:font-size-asian="11pt" style:font-size-complex="11pt"/>
    </style:style>
    <style:style style:name="T80" style:family="text">
      <style:text-properties style:font-name="Liberation Serif" fo:font-size="11pt" officeooo:rsid="00909b50" style:font-size-asian="11pt" style:font-size-complex="11pt"/>
    </style:style>
    <style:style style:name="T81" style:family="text">
      <style:text-properties style:font-name="Liberation Serif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2" style:family="text">
      <style:text-properties style:font-name="Liberation Serif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83" style:family="text">
      <style:text-properties style:font-name="Liberation Serif" officeooo:rsid="00909b50"/>
    </style:style>
    <style:style style:name="T84" style:family="text">
      <style:text-properties style:font-name="Liberation Serif" officeooo:rsid="0092924d"/>
    </style:style>
    <style:style style:name="T85" style:family="text">
      <style:text-properties style:font-name="Liberation Serif" officeooo:rsid="0012cc8b"/>
    </style:style>
    <style:style style:name="T86" style:family="text">
      <style:text-properties style:font-name="Liberation Serif" officeooo:rsid="001689ce"/>
    </style:style>
    <style:style style:name="T87" style:family="text">
      <style:text-properties style:font-name="Arial"/>
    </style:style>
    <style:style style:name="T88" style:family="text">
      <style:text-properties style:font-name="Arial" officeooo:rsid="0089894f"/>
    </style:style>
    <style:style style:name="T89" style:family="text">
      <style:text-properties style:font-name="Arial" officeooo:rsid="006f7618"/>
    </style:style>
    <style:style style:name="T90" style:family="text">
      <style:text-properties style:font-name="Arial" fo:font-size="11pt" style:font-size-asian="11pt" style:font-size-complex="11pt"/>
    </style:style>
    <style:style style:name="T91" style:family="text">
      <style:text-properties style:font-name="Arial" fo:font-size="11pt" officeooo:rsid="0049fcdf" style:font-size-asian="11pt" style:font-size-complex="11pt"/>
    </style:style>
    <style:style style:name="T92" style:family="text">
      <style:text-properties style:font-name="Arial" fo:font-size="11pt" officeooo:rsid="0083892a" style:font-size-asian="11pt" style:font-size-complex="11pt"/>
    </style:style>
    <style:style style:name="T93" style:family="text">
      <style:text-properties style:font-name="Arial" fo:font-size="11pt" officeooo:rsid="00909b50" style:font-size-asian="11pt" style:font-size-complex="11pt"/>
    </style:style>
    <style:style style:name="T94" style:family="text">
      <style:text-properties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5" style:family="text">
      <style:text-properties style:font-name="Arial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96" style:family="text">
      <style:text-properties style:font-name="Arial" officeooo:rsid="00909b50"/>
    </style:style>
    <style:style style:name="T97" style:family="text">
      <style:text-properties style:font-name="Arial" officeooo:rsid="0092924d"/>
    </style:style>
    <style:style style:name="T98" style:family="text">
      <style:text-properties style:font-name="Arial" officeooo:rsid="0012cc8b"/>
    </style:style>
    <style:style style:name="T99" style:family="text">
      <style:text-properties style:font-name="Arial" officeooo:rsid="001689ce"/>
    </style:style>
    <style:style style:name="T100" style:family="text">
      <style:text-properties style:font-name="Times New Roman"/>
    </style:style>
    <style:style style:name="T101" style:family="text">
      <style:text-properties style:font-name="Times New Roman" officeooo:rsid="0089894f"/>
    </style:style>
    <style:style style:name="T102" style:family="text">
      <style:text-properties style:font-name="Times New Roman" officeooo:rsid="006f7618"/>
    </style:style>
    <style:style style:name="T103" style:family="text">
      <style:text-properties style:font-name="Times New Roman" fo:font-size="11pt" style:font-size-asian="11pt" style:font-size-complex="11pt"/>
    </style:style>
    <style:style style:name="T104" style:family="text">
      <style:text-properties style:font-name="Times New Roman" fo:font-size="11pt" officeooo:rsid="0049fcdf" style:font-size-asian="11pt" style:font-size-complex="11pt"/>
    </style:style>
    <style:style style:name="T105" style:family="text">
      <style:text-properties style:font-name="Times New Roman" fo:font-size="11pt" officeooo:rsid="0083892a" style:font-size-asian="11pt" style:font-size-complex="11pt"/>
    </style:style>
    <style:style style:name="T106" style:family="text">
      <style:text-properties style:font-name="Times New Roman" fo:font-size="11pt" officeooo:rsid="00909b50" style:font-size-asian="11pt" style:font-size-complex="11pt"/>
    </style:style>
    <style:style style:name="T107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8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09" style:family="text">
      <style:text-properties style:font-name="Times New Roman" officeooo:rsid="00909b50"/>
    </style:style>
    <style:style style:name="T110" style:family="text">
      <style:text-properties style:font-name="Times New Roman" officeooo:rsid="0092924d"/>
    </style:style>
    <style:style style:name="T111" style:family="text">
      <style:text-properties style:font-name="Times New Roman" officeooo:rsid="0012cc8b"/>
    </style:style>
    <style:style style:name="T112" style:family="text">
      <style:text-properties style:font-name="Times New Roman" officeooo:rsid="001689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urriculum Vitae</text:p>
      <text:p text:style-name="P10"/>
      <text:p text:style-name="P10">Aaron K. Clark</text:p>
      <text:p text:style-name="P10"><text:span text:style-name="T38">Perpetual</text:span> Student</text:p>
      <text:p text:style-name="P1"><text:span text:style-name="T100">[</text:span><text:a xlink:type="simple" xlink:href="https://orcid.org/0000-0002-6831-2663" office:target-frame-name="_top" xlink:show="replace" text:style-name="Internet_20_link" text:visited-style-name="Visited_20_Internet_20_Link"><text:span text:style-name="T100">ORCID</text:span></text:a><text:span text:style-name="T100">] [</text:span><text:a xlink:type="simple" xlink:href="http://www.researcherid.com/rid/G-9804-2017" office:target-frame-name="_top" xlink:show="replace" text:style-name="Internet_20_link" text:visited-style-name="Visited_20_Internet_20_Link"><text:span text:style-name="T100">ResearcherID</text:span></text:a><text:span text:style-name="T100">]</text:span></text:p>
      <text:p text:style-name="P1"><text:span text:style-name="T100">[</text:span><text:a xlink:type="simple" xlink:href="https://cryptojones.dev/" text:style-name="Internet_20_link" text:visited-style-name="Visited_20_Internet_20_Link"><text:span text:style-name="T101">https://cryptojones.dev/</text:span></text:a><text:span text:style-name="T102">]</text:span></text:p>
      <text:p text:style-name="P1"><text:span text:style-name="T100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100">aaron.clark18@alumni.colostate.edu</text:span></text:span></text:a><text:span text:style-name="T100">]</text:span></text:p>
      <text:p text:style-name="P1"><text:span text:style-name="T100">[</text:span><text:a xlink:type="simple" xlink:href="tel:1-281-973-6082" office:target-frame-name="_top" xlink:show="replace" text:style-name="Internet_20_link" text:visited-style-name="Visited_20_Internet_20_Link"><text:span text:style-name="T100">(281) 973-6082</text:span></text:a><text:span text:style-name="T100">]</text:span></text:p>
      <text:p text:style-name="P10"><text:span text:style-name="T68">Mar</text:span> <text:span text:style-name="T61">2</text:span>, <text:span text:style-name="T36">202</text:span><text:span text:style-name="T37">1</text:span></text:p>
      <text:p text:style-name="P10"/>
      <text:p text:style-name="P9"><text:span text:style-name="T27">Graduate </text:span><text:span text:style-name="T26">Education</text:span><text:line-break/></text:p>
      <text:p text:style-name="P12"><text:span text:style-name="T24">Rochester Institute of Technology</text:span><text:span text:style-name="T21"> – </text:span><text:span text:style-name="T23">Rochester, New York</text:span></text:p>
      <text:p text:style-name="P18"><text:span text:style-name="T34">Advance</text:span><text:span text:style-name="T35">d</text:span><text:span text:style-name="T34"> Graduate Certificate</text:span><text:span text:style-name="T32">,</text:span><text:span text:style-name="T31"> Cybersecurity</text:span><text:span text:style-name="T29"> – (I</text:span><text:span text:style-name="T30">n Progress</text:span><text:span text:style-name="T29">)</text:span></text:p>
      <text:p text:style-name="P12"><text:span text:style-name="T32">MicroMasters (edX),</text:span><text:span text:style-name="T31"> Cybersecurity</text:span><text:span text:style-name="T29"> – (I</text:span><text:span text:style-name="T30">n Progress</text:span><text:span text:style-name="T29">)</text:span></text:p>
      <text:p text:style-name="P20"/>
      <text:p text:style-name="P13"><text:span text:style-name="T22">Kennesaw</text:span><text:span text:style-name="T21"> State University – </text:span><text:span text:style-name="T22">Marietta</text:span><text:span text:style-name="T21">, </text:span><text:span text:style-name="T22">Georgia</text:span></text:p>
      <text:p text:style-name="P3"><text:a xlink:type="simple" xlink:href="https://cryptojones.dev/content/KSU_GRADCERT_CSF.jpg" text:style-name="Internet_20_link" text:visited-style-name="Visited_20_Internet_20_Link"><text:span text:style-name="T103">Graduate Certificate,</text:span></text:a><text:span text:style-name="T103"> </text:span><text:span text:style-name="T104">Computer Science Foundations</text:span><text:span text:style-name="T103"> – (201</text:span><text:span text:style-name="T104">9</text:span><text:span text:style-name="T103">)</text:span></text:p>
      <text:p text:style-name="P14"/>
      <text:p text:style-name="P21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103">Graduate Certificate</text:span></text:a><text:span text:style-name="T103">, Information Technology Project Management – (2018)</text:span></text:p>
      <text:p text:style-name="P9"/>
      <text:p text:style-name="P31"><text:span text:style-name="T27">Undergraduate </text:span><text:span text:style-name="T26">Education</text:span></text:p>
      <text:p text:style-name="P32"/>
      <text:p text:style-name="P22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103">Bachelor of Science</text:span></text:a><text:span text:style-name="T103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103">Undergraduate Certificate</text:span></text:a><text:span text:style-name="T103">, Unix System Administration – (2013)</text:span></text:p>
      <text:p text:style-name="P15"/>
      <text:p text:style-name="P22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103">Diploma</text:span></text:a><text:span text:style-name="T103">, Entrepreneurship Boot-camp for Veterans with Disabilities – (2013)</text:span></text:p>
      <text:p text:style-name="P15"/>
      <text:p text:style-name="P22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107">Diploma</text:span></text:a><text:span text:style-name="T108">, Basic Public Affairs Specialist, Writer – (2004)</text:span></text:p>
      <text:p text:style-name="P9"/>
      <text:p text:style-name="P33">Research Interests</text:p>
      <text:p text:style-name="P34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3"/>
      <text:p text:style-name="P33">Work Experience</text:p>
      <text:p text:style-name="P34"/>
      <text:p text:style-name="P23"><text:span text:style-name="T38">Application Security Consultant</text:span> (Remote)</text:p>
      <text:p text:style-name="P25"><text:span text:style-name="T38">Tmutla</text:span> – <text:span text:style-name="T38">Grand Island</text:span>, Nebraska (20<text:span text:style-name="T38">21</text:span>- Present)</text:p>
      <text:p text:style-name="P25"/>
      <text:p text:style-name="P27">Senior Software Engineer (Remote)</text:p>
      <text:p text:style-name="P26">Contract – Kearney, Nebraska (2021 – Present)</text:p>
      <text:p text:style-name="P29"/>
      <text:p text:style-name="P19">Senior Software Developer (Remote)</text:p>
      <text:p text:style-name="P11">Reinke Manufacturing – Deshler, Nebraska (2015-<text:span text:style-name="T44">2021</text:span>)</text:p>
      <text:p text:style-name="P11"/>
      <text:p text:style-name="P19"><text:soft-page-break/>Software Developer (Remote)</text:p>
      <text:p text:style-name="P11">Alpine Testing – Orem, Utah (2014-2015)</text:p>
      <text:p text:style-name="P11"/>
      <text:p text:style-name="P24">Co-Founder \ VP of Engineering</text:p>
      <text:p text:style-name="P11"><text:span text:style-name="T45">Atbash Services</text:span> – <text:span text:style-name="T45">Kearney</text:span>, Nebraska (201<text:span text:style-name="T45">3</text:span>-20<text:span text:style-name="T45">18</text:span>)</text:p>
      <text:p text:style-name="P9"/>
      <text:p text:style-name="P33">Volunteer Experience</text:p>
      <text:p text:style-name="P33"/>
      <text:p text:style-name="P16"><text:span text:style-name="T25">Room Watcher – </text:span><text:span text:style-name="T33">National </text:span><text:span text:style-name="T28">Collegiate Penetration Testing Competition</text:span><text:span text:style-name="T33"> (2021)</text:span><text:span text:style-name="T21"><text:line-break/>Mentor</text:span> / <text:span text:style-name="T21">Developer</text:span> / <text:span text:style-name="T21">Writer – </text:span>Operation Code (2015 – 2019)</text:p>
      <text:p text:style-name="P11"><text:span text:style-name="T21">Usher – </text:span>Washington Jewish Music Festival (2008)</text:p>
      <text:p text:style-name="P33"/>
      <text:p text:style-name="P33">Grants, Scholarships, and Awards</text:p>
      <text:p text:style-name="P33"/>
      <text:p text:style-name="P11">President's Grant, UMUC (2012)</text:p>
      <text:p text:style-name="P33"/>
      <text:p text:style-name="P33">Memberships</text:p>
      <text:p text:style-name="P9"/>
      <text:p text:style-name="P11">American Physical Society <text:span text:style-name="T61">(APS)</text:span></text:p>
      <text:p text:style-name="P11">Association for Computing Machinery <text:span text:style-name="T61">(ACM)</text:span></text:p>
      <text:p text:style-name="P11">Autism Society of Nebraska <text:span text:style-name="T61">(ASN)</text:span><text:line-break/><text:span text:style-name="T59">DEFCON 402 </text:span><text:span text:style-name="T61">(DC402)</text:span></text:p>
      <text:p text:style-name="P17"><text:span text:style-name="T61">International Information Systems Security Certification Consortium </text:span>(ISC)<text:span text:style-name="T60">2</text:span><text:line-break/>Open Web Applications Security Project <text:span text:style-name="T61">(OWASP)</text:span></text:p>
      <text:p text:style-name="P17">R<text:span text:style-name="T61">ochester Institute of Technology Security Club (RITSecClub)</text:span></text:p>
      <text:p text:style-name="P17">Security Practices and Research Scholar's Association <text:span text:style-name="T61">(SPARSA)</text:span></text:p>
      <text:p text:style-name="P28"/>
      <text:p text:style-name="P33">Industry Certifications</text:p>
      <text:p text:style-name="P34"/>
      <text:p text:style-name="P19">Cisco</text:p>
      <text:p text:style-name="P11">Cisco Certified Network Associate (2001)</text:p>
      <text:p text:style-name="P34"/>
      <text:p text:style-name="P35">CompTIA</text:p>
      <text:p text:style-name="P9">A+ (2001)</text:p>
      <text:p text:style-name="P11">Network+ (2001)</text:p>
      <text:p text:style-name="P35"/>
      <text:p text:style-name="P36">(ISC)<text:span text:style-name="T60">2</text:span></text:p>
      <text:p text:style-name="P30">Systems Security Certified Practitioner (2021)</text:p>
      <text:p text:style-name="P35"/>
      <text:p text:style-name="P35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4"/>
      <text:p text:style-name="P33"/>
      <text:p text:style-name="P33"/>
      <text:p text:style-name="P33"/>
      <text:p text:style-name="P33"/>
      <text:p text:style-name="P33"><text:soft-page-break/>Clinics Attended</text:p>
      <text:p text:style-name="P33"/>
      <text:p text:style-name="Standard"><text:span text:style-name="T103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103">Don’t Panic Labs</text:span></text:a><text:span text:style-name="T103"> – <text:s/>Lincoln, Nebraska (2018)<text:line-break/><text:line-break/></text:span><text:span text:style-name="T105">Unix Systems Administration </text:span><text:span text:style-name="T106">Course – </text:span><text:a xlink:type="simple" xlink:href="https://www.lockheedmartin.com/" text:style-name="Internet_20_link" text:visited-style-name="Visited_20_Internet_20_Link"><text:span text:style-name="T105">Lockheed Martin</text:span></text:a><text:span text:style-name="T105"> – Houston, Texas (2001)</text:span></text:p>
      <text:p text:style-name="P33"/>
      <text:p text:style-name="P33">Conferences Attended</text:p>
      <text:p text:style-name="P33"/>
      <text:p text:style-name="Standard"><text:span text:style-name="T100">AppSec California – </text:span><text:a xlink:type="simple" xlink:href="https://www.owasp.org/" office:target-frame-name="_top" xlink:show="replace" text:style-name="Internet_20_link" text:visited-style-name="Visited_20_Internet_20_Link"><text:span text:style-name="T43">OWASP</text:span></text:a><text:span text:style-name="T100"> – Santa Monica, C</text:span><text:span text:style-name="T109">A</text:span><text:span text:style-name="T100"> (2019)<text:line-break/></text:span><text:span text:style-name="T110">BSidesHSV – Huntsville, AL (2021)</text:span></text:p>
      <text:p text:style-name="P37"><text:span text:style-name="T110">D</text:span><text:span text:style-name="T100">EFCON (28)</text:span></text:p>
      <text:p text:style-name="Standard"><text:span text:style-name="T100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43">AIM</text:span></text:a><text:span text:style-name="T100"> – La Vista, N</text:span><text:span text:style-name="T109">E</text:span><text:span text:style-name="T100"> (2015 – 2017)<text:line-break/>KernelCon – </text:span><text:a xlink:type="simple" xlink:href="https://2019.kernelcon.org/about" text:style-name="Internet_20_link" text:visited-style-name="Visited_20_Internet_20_Link"><text:span text:style-name="T43">DC402, NebraskaCert, OWASP</text:span></text:a><text:span text:style-name="T100">, Omaha, N</text:span><text:span text:style-name="T109">E</text:span><text:span text:style-name="T100"> (2019 – 2020)</text:span></text:p>
      <text:p text:style-name="P7"><text:span text:style-name="T100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43">Mars Society</text:span></text:a><text:span text:style-name="T100"> – Boulder, C</text:span><text:span text:style-name="T109">O</text:span><text:span text:style-name="T100"> (2013)<text:line-break/>Nebraska.Code</text:span><text:span text:style-name="T109">()</text:span><text:span text:style-name="T100"> – </text:span><text:a xlink:type="simple" xlink:href="https://www.amegala.com/" text:style-name="Internet_20_link" text:visited-style-name="Visited_20_Internet_20_Link"><text:span text:style-name="T43">Amegala</text:span></text:a><text:span text:style-name="T100"> – Lincoln, N</text:span><text:span text:style-name="T109">E</text:span><text:span text:style-name="T100"> (2019)</text:span></text:p>
      <text:p text:style-name="Standard"><text:a xlink:type="simple" xlink:href="https://www.amegala.com/" text:style-name="Internet_20_link" text:visited-style-name="Visited_20_Internet_20_Link"><text:span text:style-name="T100"/></text:a></text:p>
      <text:p text:style-name="P2"><text:a xlink:type="simple" xlink:href="https://www.amegala.com/" text:style-name="Internet_20_link" text:visited-style-name="Visited_20_Internet_20_Link"><text:span text:style-name="T17">Presentations</text:span></text:a></text:p>
      <text:p text:style-name="Standard"><text:a xlink:type="simple" xlink:href="https://www.amegala.com/" text:style-name="Internet_20_link" text:visited-style-name="Visited_20_Internet_20_Link"><text:span text:style-name="T100"/></text:a></text:p>
      <text:p text:style-name="P8"><text:a xlink:type="simple" xlink:href="https://www.amegala.com/" text:style-name="Internet_20_link" text:visited-style-name="Visited_20_Internet_20_Link"><text:span text:style-name="T111">“Peek</text:span></text:a><text:a xlink:type="simple" xlink:href="https://www.amegala.com/" text:style-name="Internet_20_link" text:visited-style-name="Visited_20_Internet_20_Link"><text:span text:style-name="T112">ing</text:span></text:a><text:a xlink:type="simple" xlink:href="https://www.amegala.com/" text:style-name="Internet_20_link" text:visited-style-name="Visited_20_Internet_20_Link"><text:span text:style-name="T111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100"/></text:a></text:p>
      <text:p text:style-name="P2"><text:a xlink:type="simple" xlink:href="https://www.amegala.com/" text:style-name="Internet_20_link" text:visited-style-name="Visited_20_Internet_20_Link"><text:span text:style-name="T17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7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19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7"> </text:span></text:span></text:a><text:a xlink:type="simple" xlink:href="https://www.amegala.com/" text:style-name="Internet_20_link" text:visited-style-name="Visited_20_Internet_20_Link"><text:span text:style-name="Default_20_Paragraph_20_Font"><text:span text:style-name="T20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7"> </text:span></text:span></text:a><text:a xlink:type="simple" xlink:href="https://www.amegala.com/" text:style-name="Internet_20_link" text:visited-style-name="Visited_20_Internet_20_Link"><text:span text:style-name="Default_20_Paragraph_20_Font"><text:span text:style-name="T20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7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20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7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18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7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60</meta:editing-cycles>
    <meta:editing-duration>PT15H38M36S</meta:editing-duration>
    <dc:date>2021-03-02T02:08:15.604000000</dc:date>
    <meta:document-statistic meta:table-count="0" meta:image-count="0" meta:object-count="0" meta:page-count="3" meta:paragraph-count="85" meta:word-count="488" meta:character-count="3875" meta:non-whitespace-character-count="3424"/>
    <meta:template xlink:type="simple" xlink:actuate="onRequest" xlink:title="" xlink:href="Normal"/>
  </office:meta>
</office:document-meta>
</file>